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1e8" officeooo:paragraph-rsid="000bc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ml</text:p>
      <text:p text:style-name="P1"/>
      <text:p text:style-name="P1"/>
      <text:p text:style-name="P1"># Instruções para o programa</text:p>
      <text:p text:style-name="P1">nome: "Matheus"</text:p>
      <text:p text:style-name="P1">idade: 30 # Esta é a idade do usuário</text:p>
      <text:p text:style-name="P1"/>
      <text:p text:style-name="P1"># Este objeto descreve o nosso projeto</text:p>
      <text:p text:style-name="P1"/>
      <text:p text:style-name="P1">objeto1:</text:p>
      <text:p text:style-name="P1"><text:s text:c="2"/>versao: 2</text:p>
      <text:p text:style-name="P1"><text:s text:c="2"/>arquivo: "teste.txt"</text:p>
      <text:p text:style-name="P1"/>
      <text:p text:style-name="P1">versao: 2</text:p>
      <text:p text:style-name="P1">versao_completa: 3.14</text:p>
      <text:p text:style-name="P1"/>
      <text:p text:style-name="P1">string_sem_aspas: Digite um texto aqui</text:p>
      <text:p text:style-name="P1">texto: "Este tambem e um texto valido para o YAML"</text:p>
      <text:p text:style-name="P1"/>
      <text:p text:style-name="P1">nulo: ~</text:p>
      <text:p text:style-name="P1">nulo_dois: null</text:p>
      <text:p text:style-name="P1"/>
      <text:p text:style-name="P1">verdadeiro: True</text:p>
      <text:p text:style-name="P1">verdadeiro_dois: On</text:p>
      <text:p text:style-name="P1"/>
      <text:p text:style-name="P1">falso: False</text:p>
      <text:p text:style-name="P1">falso_dois: Off</text:p>
      <text:p text:style-name="P1"/>
      <text:p text:style-name="P1">lista: [1, 2, 3, 4, 5]</text:p>
      <text:p text:style-name="P1"/>
      <text:p text:style-name="P1">lista_dois:</text:p>
      <text:p text:style-name="P1"><text:s text:c="2"/>- "teste"</text:p>
      <text:p text:style-name="P1"><text:s text:c="2"/>- 10</text:p>
      <text:p text:style-name="P1"><text:s text:c="2"/>- outro teste</text:p>
      <text:p text:style-name="P1"><text:s text:c="2"/>- on</text:p>
      <text:p text:style-name="P1"><text:s text:c="2"/>- True</text:p>
      <text:p text:style-name="P1"/>
      <text:p text:style-name="P1">obj: {a: 1, b: 2, c: 3, objeto_interno: {a: 1}}</text:p>
      <text:p text:style-name="P1"/>
      <text:p text:style-name="P1">objeto: <text:s text:c="4"/>#sobreecreve o de cima</text:p>
      <text:p text:style-name="P1"><text:s text:c="2"/>a: 1</text:p>
      <text:p text:style-name="P1"><text:s text:c="2"/>b: 2</text:p>
      <text:p text:style-name="P1"><text:s text:c="2"/>objeto_interno:</text:p>
      <text:p text:style-name="P1"><text:s text:c="4"/>x: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5:58:36.085689492</meta:creation-date>
    <dc:date>2022-06-22T15:59:06.061759706</dc:date>
    <meta:editing-duration>PT30S</meta:editing-duration>
    <meta:editing-cycles>1</meta:editing-cycles>
    <meta:document-statistic meta:table-count="0" meta:image-count="0" meta:object-count="0" meta:page-count="1" meta:paragraph-count="31" meta:word-count="100" meta:character-count="562" meta:non-whitespace-character-count="465"/>
    <meta:generator>LibreOffice/6.4.7.2$Linux_X86_64 LibreOffice_project/40$Build-2</meta:generator>
  </office:meta>
</office:document-meta>
</file>